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officeooo:rsid="000eda84" officeooo:paragraph-rsid="000eda84"/>
    </style:style>
    <style:style style:name="P8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1" style:family="paragraph" style:parent-style-name="Standard" style:list-style-name="L4">
      <style:text-properties fo:font-style="normal" style:font-style-asian="normal" style:font-style-complex="normal"/>
    </style:style>
    <style:style style:name="P12" style:family="paragraph" style:parent-style-name="Standard" style:list-style-name="L4">
      <style:text-properties fo:font-style="normal" officeooo:rsid="000db1e7" officeooo:paragraph-rsid="000db1e7" style:font-style-asian="normal" style:font-style-complex="normal"/>
    </style:style>
    <style:style style:name="P13" style:family="paragraph" style:parent-style-name="Standard" style:list-style-name="L5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4">
      <style:text-properties officeooo:paragraph-rsid="000db1b2"/>
    </style:style>
    <style:style style:name="P17" style:family="paragraph" style:parent-style-name="Standard" style:list-style-name="L4">
      <style:text-properties officeooo:paragraph-rsid="000db1e7"/>
    </style:style>
    <style:style style:name="P18" style:family="paragraph" style:parent-style-name="Standard" style:list-style-name="L4">
      <style:text-properties officeooo:paragraph-rsid="00103b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b1b2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3da8" style:font-style-asian="italic" style:font-style-complex="italic"/>
    </style:style>
    <style:style style:name="T7" style:family="text">
      <style:text-properties fo:font-style="italic" officeooo:rsid="000db1b2" style:font-style-asian="italic" style:font-style-complex="italic"/>
    </style:style>
    <style:style style:name="T8" style:family="text">
      <style:text-properties fo:font-style="italic" officeooo:rsid="000f0a5a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f0a5a" style:font-style-asian="normal" style:font-style-complex="normal"/>
    </style:style>
    <style:style style:name="T14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18" style:family="text">
      <style:text-properties officeooo:rsid="000f0a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7700833470236514591" text:style-name="L1">
        <text:list-item>
          <text:p text:style-name="P7">how long the model should be used (let CMA-ES converge to the optimum alone...?)</text:p>
        </text:list-item>
        <text:list-item>
          <text:p text:style-name="P7">evolution control (either <text:span text:style-name="T5">individual</text:span><text:span text:style-name="T12"> or </text:span><text:span text:style-name="T5">generational</text:span><text:span text:style-name="T12">) </text:span><text:span text:style-name="T13">and its parameters (\gamma for </text:span><text:span text:style-name="T8">individual</text:span><text:span text:style-name="T13"> (also affected by \beta), resp. generations = [original, model] -evaluated)</text:span></text:p>
        </text:list-item>
        <text:list-item>
          <text:p text:style-name="P7"><text:span text:style-name="T12">\beta – max. fraction of normal population size (\lambda) to </text:span><text:span text:style-name="T5">pre-sample</text:span><text:span text:style-name="T12"> (fraction of individuals to be evaluated by the original fitness before model training)</text:span></text:p>
        </text:list-item>
        <text:list-item>
          <text:p text:style-name="P8">\gamma – (\gamma \lambda) points are sampled for model evaluation</text:p>
        </text:list-item>
        <text:list-item>
          <text:p text:style-name="P9">model_options</text:p>
        </text:list-item>
      </text:list>
      <text:p text:style-name="P4">CMA-ES parameters</text:p>
      <text:list xml:id="list7511629877407731198" text:style-name="L2">
        <text:list-item>
          <text:p text:style-name="P10"><text:span text:style-name="T1">x</text:span>_start, <text:span text:style-name="T3">\sigma_init, fitness()</text:span></text:p>
        </text:list-item>
      </text:list>
      <text:p text:style-name="Standard"/>
      <text:p text:style-name="Standard">Initialization</text:p>
      <text:list xml:id="list6568211143855617932" text:style-name="L3">
        <text:list-item>
          <text:p text:style-name="P14">model = []</text:p>
        </text:list-item>
      </text:list>
      <text:p text:style-name="Standard"/>
      <text:p text:style-name="P2">Generation loop</text:p>
      <text:list xml:id="list8757700630677523402" text:style-name="L4">
        <text:list-item>
          <text:p text:style-name="P15"><text:span text:style-name="T1">for</text:span> g = 1, 2, ... <text:s/>// <text:span text:style-name="T5">generation loop<text:line-break/> <text:s/></text:span>...<text:line-break/> <text:s/>// <text:span text:style-name="T7">surrogateManager </text:span><text:span text:style-name="T6">decides whether use model or not<text:line-break/></text:span> <text:s/>...<text:line-break/> <text:s/>// <text:span text:style-name="T7">this is individual control:</text:span></text:p>
        </text:list-item>
        <text:list-item>
          <text:p text:style-name="P16"><text:s text:c="2"/>model = SpecificModel.new(model, model_options, <text:span text:style-name="T1">x</text:span><text:span text:style-name="T3">_mean, g</text:span>, n)</text:p>
        </text:list-item>
        <text:list-item>
          <text:p text:style-name="P15"><text:s text:c="2"/>n_required = model.getNTrainData<text:tab/>// <text:span text:style-name="T5">zero is possible, old model is then taken</text:span></text:p>
        </text:list-item>
        <text:list-item>
          <text:p text:style-name="P11"><text:s text:c="2"/>n_maxSampled = floor( \beta \lambda )</text:p>
        </text:list-item>
        <text:list-item>
          <text:p text:style-name="P15"><text:s text:c="2"/>[<text:span text:style-name="T1">X</text:span><text:span text:style-name="T3">_train</text:span>, <text:span text:style-name="T1">y</text:span><text:span text:style-name="T3">_train</text:span>] = <text:span text:style-name="T3">dataSelector.getTrainArchiveData</text:span>( ...<text:line-break/> <text:s text:c="5"/>(n_required – n_maxSampled), n_required, <text:span text:style-name="T1">x</text:span>_mean, <text:span text:style-name="T18">\</text:span>sigma, <text:span text:style-name="T1">BD</text:span>)</text:p>
        </text:list-item>
        <text:list-item>
          <text:p text:style-name="P15"><text:s text:c="2"/>n_toSample = n_required – size(<text:span text:style-name="T1">X</text:span><text:span text:style-name="T3">_train</text:span>,1)</text:p>
        </text:list-item>
        <text:list-item>
          <text:p text:style-name="P15"><text:s text:c="2"/><text:span text:style-name="T1">if</text:span><text:span text:style-name="T3"> (n_toSample &gt; n_maxSampled)</text:span></text:p>
        </text:list-item>
        <text:list-item>
          <text:p text:style-name="P15"><text:span text:style-name="T3"><text:s text:c="4"/>// </text:span><text:span text:style-name="T9">either use an old model, or do not use model at all</text:span><text:span text:style-name="T3"> </text:span></text:p>
        </text:list-item>
        <text:list-item>
          <text:p text:style-name="P15"><text:span text:style-name="T1"><text:s text:c="2"/>if</text:span> (n_toSample &gt; 0)</text:p>
        </text:list-item>
        <text:list-item>
          <text:p text:style-name="P15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3">_mean, sigma, </text:span><text:span text:style-name="T1">BD</text:span><text:span text:style-name="T3">)</text:span></text:p>
        </text:list-item>
        <text:list-item>
          <text:p text:style-name="P15"><text:span text:style-name="T3"><text:s text:c="4"/></text:span><text:span text:style-name="T1">X</text:span><text:span text:style-name="T3">_train = [</text:span><text:span text:style-name="T1">X</text:span><text:span text:style-name="T3">_train; </text:span><text:span text:style-name="T1">X</text:span><text:span text:style-name="T3">_sampled]; </text:span><text:span text:style-name="T1">y</text:span><text:span text:style-name="T3">_train = [</text:span><text:span text:style-name="T1">y</text:span><text:span text:style-name="T3">_train; </text:span><text:span text:style-name="T1">y</text:span><text:span text:style-name="T3">_sampled]</text:span></text:p>
        </text:list-item>
        <text:list-item>
          <text:p text:style-name="P15"><text:span text:style-name="T3"><text:s text:c="2"/>model.train(</text:span><text:span text:style-name="T1">X</text:span><text:span text:style-name="T3">_train, </text:span><text:span text:style-name="T1">y</text:span><text:span text:style-name="T3">_train)</text:span></text:p>
        </text:list-item>
        <text:list-item>
          <text:p text:style-name="P17"><text:span text:style-name="T3"><text:s text:c="2"/>// </text:span><text:span text:style-name="T10">sample extended population of sz. \lambda_</text:span><text:span text:style-name="T14">surrogate = \gamma (\lambda – n_toSample)<text:line-break/> <text:s/></text:span><text:span text:style-name="T16">X</text:span><text:span text:style-name="T14">_extend ~ \sigma </text:span><text:span text:style-name="T16">B</text:span><text:span text:style-name="T14"> </text:span><text:span text:style-name="T16">D</text:span><text:span text:style-name="T14"> </text:span><text:span text:style-name="T10">N</text:span><text:span text:style-name="T14">(0, 1) <text:s text:c="2"/></text:span><text:span text:style-name="T15">(\</text:span><text:span text:style-name="T11">lambda</text:span><text:span text:style-name="T15">_surrogate–times)</text:span></text:p>
        </text:list-item>
        <text:list-item>
          <text:p text:style-name="P16"><text:span text:style-name="T14"><text:s text:c="2"/></text:span><text:span text:style-name="T16">y</text:span><text:span text:style-name="T14">_extend = model.predict(</text:span><text:span text:style-name="T16">X</text:span><text:span text:style-name="T14">_extend)</text:span></text:p>
        </text:list-item>
        <text:list-item>
          <text:p text:style-name="P16"><text:span text:style-name="T14"><text:s text:c="2"/></text:span><text:span text:style-name="T16">X</text:span><text:span text:style-name="T14">_reeval = surrogateSelector.select(</text:span><text:span text:style-name="T16">X</text:span><text:span text:style-name="T14">_extend, </text:span><text:span text:style-name="T16">y</text:span><text:span text:style-name="T14">_extend)</text:span></text:p>
        </text:list-item>
        <text:list-item>
          <text:p text:style-name="P16"><text:span text:style-name="T14"><text:s text:c="2"/></text:span><text:span text:style-name="T16">y</text:span><text:span text:style-name="T14">_reeval = fitness(</text:span><text:span text:style-name="T16">X</text:span><text:span text:style-name="T14">_reeval)</text:span></text:p>
        </text:list-item>
        <text:list-item>
          <text:p text:style-name="P18"><text:span text:style-name="T14"><text:s text:c="2"/></text:span><text:span text:style-name="T17">X</text:span><text:span text:style-name="T15"> = [</text:span><text:span text:style-name="T17">X</text:span><text:span text:style-name="T15">_sampled; </text:span><text:span text:style-name="T17">X</text:span><text:span text:style-name="T15">_reeval]; </text:span><text:span text:style-name="T17">y</text:span><text:span text:style-name="T15"> = [</text:span><text:span text:style-name="T17">y</text:span><text:span text:style-name="T15">_sampled; </text:span><text:span text:style-name="T17">y</text:span><text:span text:style-name="T15">_reeval]</text:span></text:p>
        </text:list-item>
        <text:list-item>
          <text:p text:style-name="P18"><text:span text:style-name="T14"><text:s text:c="2"/>archive.save(</text:span><text:span text:style-name="T16">X</text:span><text:span text:style-name="T14">, </text:span><text:span text:style-name="T16">y</text:span><text:span text:style-name="T14">)</text:span><text:span text:style-name="T15"><text:line-break/> <text:s/>...<text:line-break/> <text:s/>// </text:span><text:span text:style-name="T11">this is generation control:</text:span></text:p>
        </text:list-item>
        <text:list-item>
          <text:p text:style-name="P12"><text:span text:style-name="T3"><text:s text:c="2"/></text:span><text:span text:style-name="T2">X</text:span><text:span text:style-name="T4"> ~ \sigma B D </text:span><text:span text:style-name="T10">N</text:span><text:span text:style-name="T4">(0, 1) <text:s text:c="2"/></text:span><text:span text:style-name="T3">(\</text:span><text:span text:style-name="T9">lambda</text:span><text:span text:style-name="T3">–times)</text:span></text:p>
        </text:list-item>
        <text:list-item>
          <text:p text:style-name="P12"><text:span text:style-name="T3"><text:s text:c="2"/></text:span><text:span text:style-name="T1">if</text:span><text:span text:style-name="T3"> (g is a model-building generation)</text:span></text:p>
        </text:list-item>
        <text:list-item>
          <text:p text:style-name="P12"><text:span text:style-name="T3"><text:s text:c="4"/></text:span><text:span text:style-name="T2">y</text:span><text:span text:style-name="T4"> = fitness(</text:span><text:span text:style-name="T2">X</text:span><text:span text:style-name="T4">)</text:span></text:p>
        </text:list-item>
        <text:list-item>
          <text:p text:style-name="P12"><text:span text:style-name="T4"><text:s text:c="4"/></text:span><text:span text:style-name="T3">archive.save(</text:span><text:span text:style-name="T1">X</text:span><text:span text:style-name="T3">, </text:span><text:span text:style-name="T1">y</text:span><text:span text:style-name="T3">)</text:span></text:p>
        </text:list-item>
        <text:list-item>
          <text:p text:style-name="P12"><text:span text:style-name="T3"><text:s text:c="4"/>model = SpecificModel.new(model, model_options, </text:span><text:span text:style-name="T1">x</text:span><text:span text:style-name="T3">_mean, g, n)</text:span></text:p>
        </text:list-item>
        <text:list-item>
          <text:p text:style-name="P12"><text:soft-page-break/><text:span text:style-name="T3"><text:s text:c="4"/>model.train(</text:span><text:span text:style-name="T1">X</text:span><text:span text:style-name="T3">, </text:span><text:span text:style-name="T1">y</text:span><text:span text:style-name="T3">)</text:span></text:p>
        </text:list-item>
        <text:list-item>
          <text:p text:style-name="P12"><text:span text:style-name="T3"><text:s text:c="2"/></text:span><text:span text:style-name="T1">else</text:span><text:span text:style-name="T3"> <text:s/>// </text:span><text:span text:style-name="T9">g is a model-evaluation generation</text:span></text:p>
        </text:list-item>
        <text:list-item>
          <text:p text:style-name="P12"><text:span text:style-name="T3"><text:s text:c="4"/></text:span><text:span text:style-name="T1">y</text:span><text:span text:style-name="T3"> = model.predict(</text:span><text:span text:style-name="T1">X</text:span><text:span text:style-name="T3">)</text:span></text:p>
        </text:list-item>
      </text:list>
      <text:p text:style-name="P5"/>
      <text:p text:style-name="P5"/>
      <text:p text:style-name="P6">Open problems</text:p>
      <text:list xml:id="list1756647790365133194" text:style-name="L5">
        <text:list-item>
          <text:p text:style-name="P13">test whether <text:span text:style-name="T5">enlarging \sigma</text:span> when using surrogate model helps</text:p>
        </text:list-item>
        <text:list-item>
          <text:p text:style-name="P13">when should we stop using surrogate modelling? at specific \sigma-value? at specific generation? ...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1-18T18:19:11.854203761</dc:date>
    <dc:creator>Lukas Bajer</dc:creator>
    <meta:editing-duration>PT1H2M32S</meta:editing-duration>
    <meta:editing-cycles>8</meta:editing-cycles>
    <meta:generator>LibreOffice/4.2.6.3$Linux_X86_64 LibreOffice_project/3fd416d4c6db7d3204c17ce57a1d70f6e531ee21</meta:generator>
    <meta:document-statistic meta:table-count="0" meta:image-count="0" meta:object-count="0" meta:page-count="2" meta:paragraph-count="42" meta:word-count="333" meta:character-count="2321" meta:non-whitespace-character-count="1961"/>
  </office:meta>
</office:document-meta>
</file>